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/>
    </style:style>
    <style:style style:name="T3" style:parent-style-name="Domyślnaczcionkaakapitu" style:family="text">
      <style:text-properties fo:font-weight="bold" style:font-weight-asian="bold"/>
    </style:style>
    <style:style style:name="T4" style:parent-style-name="Domyślnaczcionkaakapitu" style:family="text">
      <style:text-properties fo:font-weight="bold" style:font-weight-asian="bold"/>
    </style:style>
    <style:style style:name="T5" style:parent-style-name="Domyślnaczcionkaakapitu" style:family="text">
      <style:text-properties fo:font-weight="bold" style:font-weight-asian="bold"/>
    </style:style>
    <style:style style:name="T6" style:parent-style-name="Domyślnaczcionkaakapitu" style:family="text">
      <style:text-properties fo:font-weight="bold" style:font-weight-asian="bold"/>
    </style:style>
    <style:style style:name="T7" style:parent-style-name="Domyślnaczcionkaakapitu" style:family="text">
      <style:text-properties fo:font-weight="bold" style:font-weight-asian="bold"/>
    </style:style>
    <style:style style:name="T8" style:parent-style-name="Domyślnaczcionkaakapitu" style:family="text">
      <style:text-properties fo:font-weight="bold" style:font-weight-asian="bold"/>
    </style:style>
    <style:style style:name="T9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POO - LISTA 1</text:h>
      <text:p text:style-name="Normalny"><text:a xlink:href="https://bip.pfron.org.pl/zamowienia-publiczne/zamowienia-publiczne-udzielane-na-podstawie-przepisow-ustawy-prawo-zamowien-publicznych-83910/szczegoly/public-order/zamowienie-na-dostawe-wdrozenie-i-utrzymanie-systemu-informatycznego-wspomagajacego-monitoring/" office:target-frame-name="_top" xlink:show="replace">https://bip.pfron.org.pl/zamowienia-publiczne/zamowienia-publiczne-udzielane-na-podstawie-przepisow-ustawy-prawo-zamowien-publicznych-83910/szczegoly/public-order/zamowienie-na-dostawe-wdro<text:bookmark-start text:name="_Hlt66612438"/><text:bookmark-start text:name="_Hlt66612439"/><text:bookmark-end text:name="_Hlt66612438"/><text:bookmark-end text:name="_Hlt66612439"/>zenie-i-utrzymanie-systemu-informatycznego-wspomagajacego-monitoring/</text:a></text:p>
      <text:p text:style-name="Normalny"/>
      <text:h text:style-name="Nagłówek2" text:outline-level="2">ZADANIE 1</text:h>
      <text:h text:style-name="Nagłówek3" text:outline-level="3">Functionality</text:h>
      <text:h text:style-name="Nagłówek4" text:outline-level="4">1</text:h>
      <text:p text:style-name="Normalny">autentykacja użytkowników: centralna (możliwość definiowania wymaganego poziomu skomplikowania danych autentykacyjnych) oraz integracja z MS AD oraz obsługa single sign on oraz SAML.</text:p>
      <text:p text:style-name="Normalny"/>
      <text:p text:style-name="Normalny"><text:span text:style-name="T2">S.M.A.R.T.</text:span><text:s/>Szczegółowy/Niemierzalny/Osiągalny/Istotny/Bez terminu</text:p>
      <text:p text:style-name="Normalny"/>
      <text:p text:style-name="Normalny">Jak długo system powinien pamiętać dane użyte do autentykacji</text:p>
      <text:p text:style-name="Normalny"/>
      <text:h text:style-name="Nagłówek4" text:outline-level="4">2</text:h>
      <text:p text:style-name="Normalny">System musi posiadać możliwość audytowania i raportowania kacji użytkowników skutkujących zmianami w treści danych w szczególności danych osobowych.</text:p>
      <text:p text:style-name="Normalny"/>
      <text:p text:style-name="Normalny"><text:span text:style-name="T3">S.M.A.R.T.</text:span><text:s/>Szczegółowy/Niemierzalny/Osiągalny/Istotny/Bez terminu</text:p>
      <text:p text:style-name="Normalny"/>
      <text:p text:style-name="Normalny">Czy raport powinien być dostępny dla każdej akcji z przeszłości? Jeśli nie to z jakiego okresu (tydzień/miesiąc)</text:p>
      <text:p text:style-name="Normalny"/>
      <text:h text:style-name="Nagłówek4" text:outline-level="4">3</text:h>
      <text:p text:style-name="Normalny"/>
      <text:p text:style-name="Normalny">Użytkownik może wydrukować raport</text:p>
      <text:p text:style-name="Normalny"/>
      <text:p text:style-name="Normalny"><text:span text:style-name="T4">S.M.A.R.T.</text:span><text:s/>Szczegółowy/Niemierzalny/Osiągalny/Nieistotny/Bez terminu</text:p>
      <text:p text:style-name="Normalny"/>
      <text:p text:style-name="Normalny">Czy każdy raport powinien być dostępny do drukowania</text:p>
      <text:p text:style-name="Normalny"/>
      <text:h text:style-name="Nagłówek3" text:outline-level="3">Usability</text:h>
      <text:p text:style-name="Normalny"/>
      <text:h text:style-name="Nagłówek4" text:outline-level="4">4</text:h>
      <text:p text:style-name="Normalny">Każdy moduł systemu wyposażony jest w kontekstową pomoc.</text:p>
      <text:p text:style-name="Normalny"/>
      <text:p text:style-name="Normalny"><text:span text:style-name="T5">S.M.A.R.T.<text:s/></text:span>Prosty/Niemierzalny/Osiągalny/Istotny/Bez terminu</text:p>
      <text:p text:style-name="Normalny"/>
      <text:soft-page-break/>
      <text:p text:style-name="Normalny">W jakim języku ma być<text:s/>dostępna pomoc? Czy więcej niż w jednym?</text:p>
      <text:p text:style-name="Normalny"/>
      <text:h text:style-name="Nagłówek3" text:outline-level="3">Reliability</text:h>
      <text:p text:style-name="Normalny"/>
      <text:h text:style-name="Nagłówek4" text:outline-level="4">5</text:h>
      <text:p text:style-name="Normalny"/>
      <text:p text:style-name="Normalny">System posiada mechanizmy umożliwiające szybkie przywrócenie stanu normalnej pracy systemu po awarii</text:p>
      <text:p text:style-name="Normalny"/>
      <text:p text:style-name="Normalny"><text:span text:style-name="T6">S.M.A.R.T.</text:span><text:s/>Prosty/Mierzalny/Osiągalny/Istotny/Bez terminu</text:p>
      <text:p text:style-name="Normalny"/>
      <text:p text:style-name="Normalny">Jak szybkie - określić dokładnie czas</text:p>
      <text:p text:style-name="Normalny"/>
      <text:h text:style-name="Nagłówek3" text:outline-level="3">Performance</text:h>
      <text:p text:style-name="Normalny"/>
      <text:h text:style-name="Nagłówek4" text:outline-level="4">6</text:h>
      <text:p text:style-name="Normalny"/>
      <text:p text:style-name="Normalny">Dostosowanie strony WWW do urządzeń mobilnych (np. z użyciem “Responsive Web Design”): aplikacje dla użytkowników zewnętrznych dostosowane do wielkości ekranu o minimalnej przekątnej 4 cale i rozdzielczości 480x800, aplikacje dla użytkownika wewnętrznego dostosowane do wielkości ekranu o minimalnej przekątnej 10 cali i rozdzielczości 1280x800.</text:p>
      <text:p text:style-name="Normalny"/>
      <text:p text:style-name="Normalny"><text:span text:style-name="T7">S.M.A.R.T.</text:span><text:s/>Szczegółowy/Mierzalny/Osiągalny/Istotny/Bez terminu</text:p>
      <text:p text:style-name="Normalny"/>
      <text:p text:style-name="Normalny">maksymalny rozmiar ekranu urządzenia mobilnego na którym ma się poprawnie wyświetlać, minimalne wymagania telefonu na którym strona powinna prawidłowo działać.</text:p>
      <text:p text:style-name="Normalny"/>
      <text:h text:style-name="Nagłówek4" text:outline-level="4">7</text:h>
      <text:p text:style-name="Normalny"/>
      <text:p text:style-name="Normalny">System e-Akredytacja musi zapewnić stabilną i efektywną pracę dla<text:s/><text:a xlink:href="http://m.in" office:target-frame-name="_top" xlink:show="replace">m.in . 3000 jednoczesnych użytkowników systemu (klientów e-usług), w tym zapewnić skalowalność umożliwiającą zwiększenie wydajności.</text:a></text:p>
      <text:p text:style-name="Normalny"/>
      <text:p text:style-name="Normalny"><text:span text:style-name="T8">S.M.A.R.T.</text:span><text:s/>Szczegółowy/Mierzalny/Osiągalny/Istotny/Bez terminu</text:p>
      <text:p text:style-name="Normalny"/>
      <text:p text:style-name="Normalny">Do jakiego poziomu ma się skalować? Jaka będzie średnia liczba użytkowników.</text:p>
      <text:p text:style-name="Normalny"/>
      <text:h text:style-name="Nagłówek3" text:outline-level="3">Supportability</text:h>
      <text:p text:style-name="Normalny"/>
      <text:h text:style-name="Nagłówek4" text:outline-level="4">8</text:h>
      <text:p text:style-name="Normalny">Oprogramowanie do wirtualizacji musi zapewnić możliwość skonfigurowania maszyn wirtualnych zmożliwością dostępu do min 1TB pamięci operacyjnej.</text:p>
      <text:p text:style-name="Normalny"/>
      <text:soft-page-break/>
      <text:p text:style-name="Normalny"><text:span text:style-name="T9">S.M.A.R.T.</text:span><text:s/>Prosty/Mierzalny/Osiągalny/Istotny/Bez terminu</text:p>
      <text:p text:style-name="Normalny"/>
      <text:p text:style-name="Normalny">maksmalna liczba pamięci operacyjnej maszyn wirtualnych.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25in" fo:margin-bottom="0.125in" fo:line-height="150%"/>
      <style:text-properties style:font-name="Calibri Light" fo:font-weight="bold" style:font-weight-asian="bold" style:font-weight-complex="bold" fo:font-size="26pt" style:font-size-asian="26pt" style:font-size-complex="2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/>
      <style:text-properties style:font-name="Calibri Light" fo:font-weight="bold" style:font-weight-asian="bold" style:font-weight-complex="bold" fo:font-size="22pt" style:font-size-asian="22pt" style:font-size-complex="22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style:font-name="Calibri Light" fo:font-weight="bold" style:font-weight-asian="bold" style:font-weight-complex="bold" fo:font-size="18pt" style:font-size-asian="18pt" style:font-size-complex="18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/>
      <style:text-properties style:font-name="Calibri Light" fo:font-weight="bold" style:font-weight-asian="bold" style:font-weight-complex="bold" fo:font-size="14pt" style:font-size-asian="14pt" style:font-size-complex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/>
      <style:text-properties style:font-name="Calibri Light" fo:font-weight="bold" style:font-weight-asian="bold" style:font-weight-complex="bold" fo:hyphenate="false"/>
    </style:style>
    <style:style style:name="Normalny" style:display-name="Normalny" style:family="paragraph">
      <style:paragraph-properties fo:widows="0" fo:orphans="0"/>
      <style:text-properties fo:hyphenate="false"/>
    </style:style>
    <style:style style:name="Domyślnaczcionkaakapitu" style:display-name="Domyślna czcionka akapitu" style:family="text"/>
    <style:style style:name="Heading1Char" style:display-name="Heading 1 Char" style:family="text" style:parent-style-name="Domyślnaczcionkaakapitu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Użytkownik systemu Windows</dc:creator>
    <meta:creation-date>2021-03-14T10:09:00Z</meta:creation-date>
    <dc:date>2021-03-14T10:09:00Z</dc:date>
    <meta:template xlink:href="Normal" xlink:type="simple"/>
    <meta:editing-cycles>2</meta:editing-cycles>
    <meta:editing-duration>PT0S</meta:editing-duration>
    <meta:document-statistic meta:page-count="3" meta:paragraph-count="6" meta:word-count="434" meta:character-count="3034" meta:row-count="21" meta:non-whitespace-character-count="2606"/>
  </office:meta>
</office:document-meta>
</file>